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paragraph-rsid="00014f61" style:font-size-asian="16pt" style:font-size-complex="16pt"/>
    </style:style>
    <style:style style:name="P2" style:family="paragraph" style:parent-style-name="Standard">
      <style:paragraph-properties fo:text-align="end" style:justify-single-word="false"/>
      <style:text-properties style:font-name="Liberation Serif" fo:font-size="12pt" officeooo:rsid="00014f61" officeooo:paragraph-rsid="00014f61" style:font-size-asian="10.5pt" style:font-size-complex="12pt"/>
    </style:style>
    <style:style style:name="P3" style:family="paragraph" style:parent-style-name="Standard">
      <style:paragraph-properties fo:text-align="start" style:justify-single-word="false"/>
      <style:text-properties style:font-name="Liberation Serif" fo:font-size="12pt" fo:font-weight="bold" officeooo:rsid="00014f61" officeooo:paragraph-rsid="00014f61"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 fo:font-size="12pt" fo:font-weight="bold" officeooo:rsid="00014f61" officeooo:paragraph-rsid="00026a56" style:font-size-asian="12pt" style:font-weight-asian="bold" style:font-size-complex="12pt" style:font-weight-complex="bold"/>
    </style:style>
    <style:style style:name="P5" style:family="paragraph" style:parent-style-name="Standard">
      <style:text-properties style:font-name="Liberation Serif" fo:font-size="12pt" fo:font-weight="bold" officeooo:paragraph-rsid="00026a56"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 fo:font-size="12pt" fo:font-weight="bold" officeooo:paragraph-rsid="00026a56" style:font-size-asian="12pt" style:font-weight-asian="bold" style:font-size-complex="12pt" style:font-weight-complex="bold"/>
    </style:style>
    <style:style style:name="T1" style:family="text">
      <style:text-properties style:font-name="sans-serif" fo:font-size="14.25pt"/>
    </style:style>
    <style:style style:name="T2" style:family="text">
      <style:text-properties style:font-name="sans-serif" fo:font-size="14.25pt" fo:font-weight="normal" officeooo:rsid="00016c84"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fo:font-size="14.25pt"/>
    </style:style>
    <style:style style:name="T6" style:family="text">
      <style:text-properties fo:font-size="14.25pt" fo:font-weight="normal" officeooo:rsid="00016c84" style:font-weight-asian="normal" style:font-weight-complex="normal"/>
    </style:style>
    <style:style style:name="T7" style:family="text">
      <style:text-properties fo:font-weight="normal" officeooo:rsid="00016c84" style:font-weight-asian="normal" style:font-weight-complex="normal"/>
    </style:style>
    <style:style style:name="T8" style:family="text">
      <style:text-properties officeooo:rsid="00016c84"/>
    </style:style>
    <style:style style:name="T9" style:family="text">
      <style:text-properties style:font-name="monospace" fo:font-size="14.25pt" fo:font-weight="normal" officeooo:rsid="00016c84" style:font-weight-asian="normal" style:font-weight-complex="normal"/>
    </style:style>
    <style:style style:name="T10" style:family="text">
      <style:text-properties officeooo:rsid="00026a56"/>
    </style:style>
    <style:style style:name="T11" style:family="text">
      <style:text-properties officeooo:rsid="0006c2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SC 4P14</text:p>
      <text:p text:style-name="P1">Assignment 4</text:p>
      <text:p text:style-name="P2">Grant Nike</text:p>
      <text:p text:style-name="P2">6349302</text:p>
      <text:p text:style-name="P2">Dec 6<text:span text:style-name="T3">th</text:span></text:p>
      <text:p text:style-name="P3">Network Security [70]</text:p>
      <text:p text:style-name="P3">1.1.Consider the polyalphabetic system shown in the figure below. Will a chosen-plaintext attack that is able to get the plaintext encoding of the message “The quick brown fox jumps over the lazy dog.” be suffcient to decode all messages? Why or why not?[10]</text:p>
      <text:p text:style-name="P3"><text:tab/><text:span text:style-name="T7">Yes, a chosen-plaintext attack on this polyalphabetic system would be enough to decode all messages encoded with the same key. </text:span></text:p>
      <text:p text:style-name="P3"><text:span text:style-name="T7"/></text:p>
      <text:p text:style-name="P4"><text:span text:style-name="T8">1.2. Let’s practice asymmetric encryption with RSA using very short messages.[20]</text:span></text:p>
      <text:p text:style-name="P4"><text:span text:style-name="T8"><text:tab/>a. Using RSA, choose p=3 and q=11 , and encode the word “dot” by encrypting each letter separately. Apply the decryption algorithm to the encrypted version to recover the original plaintext message.</text:span></text:p>
      <text:p text:style-name="P4"><text:span text:style-name="T8"><text:tab/>b. Repeat part (a) but now encrypt “dot” as one message m.</text:span></text:p>
      <text:p text:style-name="P4"><text:span text:style-name="T8">1.3.In the BitTorrent P2P le distribution protocol, the seed breaks the le into blocks, and the peers redistribute the blocks to each other. Without any protection, an attacker can easily wreak havoc in a torrentby masquerading as a benevolent peer and sending bogus blocks to a small subset of peers in the torrent.These unsuspecting peers then redistribute the bogus blocks to other peers, which in turn redistribute the bogus blocks to even more peers. Thus, it is critical for BitTorrent to have a mechanism that allows a peer to verify the integrity of a block, so that it doesn’t redistribute bogus blocks. Assume that when apeer joins a torrent, it initially gets a .torrent le from a fully trusted source. Describe a simple schemethat allows peers to verify the integrity of blocks.[10]</text:span></text:p>
      <text:p text:style-name="P6"><text:span text:style-name="T8">1.4.Suppose Alice wants to send an e-mail to Bob. Bob has a public-private key pair(KB+,KB-), and Alice has Bob’s certi</text:span><text:span text:style-name="T10">fi</text:span><text:span text:style-name="T8">cate. But Alice does not have a public, private key pair. Alice and Bob (and the entire world) share the same hash functionH(·).[10]</text:span></text:p>
      <text:p text:style-name="P6"><text:span text:style-name="T8"><text:tab/>a.In this situation, is it possible to design a scheme so that Bob can verify that Alice created the mes-sage? If so, show how with a block diagram for Alice and Bob.</text:span></text:p>
      <text:p text:style-name="P6"><text:span text:style-name="T8"><text:tab/>b.Is it possible to design a scheme that provides con</text:span><text:span text:style-name="T10">fi</text:span><text:span text:style-name="T8">dentiality for sending the message from Alice to Bob? If so, show how with a block diagram for Alice and Bob.1.5.In a man-in-the-middle attack scenario, it is known that without sequence numbers, Trudy (a woman-in-the-middle) can wreak havoc in an SSL session by interchanging TCP segments. Can Trudy do something </text:span>similar by deleting a TCP segment? What does she need to do to succeed at the deletion attack? What effect will it have?[10]</text:p>
      <text:p text:style-name="P5">1.6.Consider the example in the <text:span text:style-name="T10">fi</text:span>gure. Suppose Trudy is a woman-in-the-middle, who can insert datagrams into the stream of datagrams going from R1 and R2. As part of a replay attack, Trudy sends a duplicate copy of one of the datagrams sent from R1 to R2. Will R2 decrypt the duplicate datagram and forward it into the branch-oce network? If not, describe in detail how R2 detects the duplicate datagram.[10<text:span text:style-name="T11">]</text:span></text:p>
      <text:p text:style-name="P3"><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9T14:19:42.034675977</meta:creation-date>
    <dc:date>2020-11-29T17:36:54.449939163</dc:date>
    <meta:editing-duration>PT3H7M3S</meta:editing-duration>
    <meta:editing-cycles>7</meta:editing-cycles>
    <meta:generator>LibreOffice/6.4.6.2$Linux_X86_64 LibreOffice_project/40$Build-2</meta:generator>
    <meta:document-statistic meta:table-count="0" meta:image-count="0" meta:object-count="0" meta:page-count="1" meta:paragraph-count="17" meta:word-count="488" meta:character-count="2909" meta:non-whitespace-character-count="2430"/>
  </office:meta>
</office:document-meta>
</file>